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7e9c" officeooo:paragraph-rsid="00167e9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67e9c" officeooo:paragraph-rsid="00167e9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lection Logs</text:p>
      <text:p text:style-name="P1"/>
      <text:p text:style-name="P2">Sprint 0</text:p>
      <text:p text:style-name="P2"/>
      <text:p text:style-name="P2">During sprint 0 I did the following work: Conducted interviews, created user stories, wrote on the group's initial report and made various contributions in getting the group ready for sprint 1.</text:p>
      <text:p text:style-name="P2"/>
      <text:p text:style-name="P2">I learned how a software project is started off by gathering the documentation needed. I also got to refresh some skills form last year's subjects IS-111.</text:p>
      <text:p text:style-name="P2"/>
      <text:p text:style-name="P2">I'm very satisfied with my work during Sprint 0. If I could do it again I would probably not postpone tasks as much, though that was never really an issue.</text:p>
      <text:p text:style-name="P2"/>
      <text:p text:style-name="P2">Sprint 1</text:p>
      <text:p text:style-name="P2"/>
      <text:p text:style-name="P2">During Sprint 1 I did the following work: Drew a paper prototype, made improvements and added content to the report and contributed in various ways to the group on our meetings. I also offered some minor tutoring on GUI programming to the group.</text:p>
      <text:p text:style-name="P2"/>
      <text:p text:style-name="P2">I learned about various forms of charts and diagrams that help describe the requirements of a software.</text:p>
      <text:p text:style-name="P2"/>
      <text:p text:style-name="P2">I'm partially satisfied with my work this sprint. I feel like I could have done more work, then on the other hand I'm not sure what that extra work should have consisted of.</text:p>
      <text:p text:style-name="P2"/>
      <text:p text:style-name="P2">Sprint 2</text:p>
      <text:p text:style-name="P2"/>
      <text:p text:style-name="P2">During Sprint 2 I did the following work: Made a GUI prototype for the project's login page, made 2 state-chart diagrams, added content to the report, made minor changes and tweaks to the report and (as always) contributed on the group's meetings.</text:p>
      <text:p text:style-name="P2"/>
      <text:p text:style-name="P2">I learned more details on how to make proper diagrams and when to use them. </text:p>
      <text:p text:style-name="P2"/>
      <text:p text:style-name="P2">I'm satisfied with my work for this sprint. Although some of the charts I made was not entirely correct <text:s/>I feel like I learned from my mistakes and I'm ready for the net spri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2:25:12.279336030</meta:creation-date>
    <dc:date>2015-10-22T12:38:46.055387655</dc:date>
    <meta:editing-duration>P0D</meta:editing-duration>
    <meta:editing-cycles>1</meta:editing-cycles>
    <meta:document-statistic meta:table-count="0" meta:image-count="0" meta:object-count="0" meta:page-count="1" meta:paragraph-count="13" meta:word-count="279" meta:character-count="1562" meta:non-whitespace-character-count="1294"/>
    <meta:generator>LibreOffice/4.2.8.2$Linux_X86_64 LibreOffice_project/420m0$Build-2</meta:generator>
  </office:meta>
</office:document-meta>
</file>